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3B0000032CA9A890B5.png"/>
  <manifest:file-entry manifest:media-type="image/png" manifest:full-path="Pictures/100000000000043B0000032CBC6ABCE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none" draw:fill-image-name="Sky-Custom2" draw:fill-image-width="0cm" draw:fill-image-height="0cm" draw:textarea-vertical-align="middle" draw:auto-grow-height="false" fo:min-height="0.749cm" fo:min-width="0.49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outline1">
      <style:graphic-properties draw:auto-grow-height="true" fo:min-height="1.842cm"/>
    </style:style>
    <style:style style:name="pr7" style:family="presentation" style:parent-style-name="Default-outline1">
      <style:graphic-properties draw:auto-grow-height="true" fo:min-height="11.58cm"/>
    </style:style>
    <style:style style:name="pr8" style:family="presentation" style:parent-style-name="Default-outline1">
      <style:graphic-properties fo:min-height="10.884cm"/>
    </style:style>
    <style:style style:name="pr9" style:family="presentation" style:parent-style-name="Default-subtitle">
      <style:graphic-properties draw:fill-color="#ffffff" fo:min-height="13.609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subtitle">
      <style:graphic-properties draw:fill-color="#ffffff" draw:auto-grow-height="true" fo:min-height="13.86cm"/>
    </style:style>
    <style:style style:name="pr12" style:family="presentation" style:parent-style-name="Default-subtitle">
      <style:graphic-properties draw:fill-color="#ffffff" fo:min-height="13.927cm"/>
    </style:style>
    <style:style style:name="pr13" style:family="presentation" style:parent-style-name="Default-subtitle">
      <style:graphic-properties draw:fill-color="#ffffff" fo:min-height="9.148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32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paragraph-properties fo:text-align="start" style:text-autospace="none"/>
    </style:style>
    <style:style style:name="P14" style:family="paragraph">
      <style:paragraph-properties fo:text-align="start"/>
      <style:text-properties fo:font-family="Arial" style:font-family-generic="swiss" style:font-pitch="variable"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60%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800000" fo:font-size="24pt" style:font-size-asian="24pt" style:font-size-complex="24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800080"/>
    </style:style>
    <style:style style:name="T11" style:family="text">
      <style:text-properties fo:font-size="32pt"/>
    </style:style>
    <style:style style:name="T12" style:family="text">
      <style:text-properties fo:font-size="32pt"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color="#800080" fo:font-size="32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800080" style:text-position="sub 58%" fo:font-size="32pt"/>
    </style:style>
    <style:style style:name="T17" style:family="text">
      <style:text-properties fo:font-size="32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use-window-font-color="true" fo:font-size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position="sub 58%"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text-position="sub 58%" fo:font-weight="normal" style:font-weight-asian="normal" style:font-weight-complex="normal"/>
    </style:style>
    <style:style style:name="T23" style:family="text">
      <style:text-properties style:text-position="sub 58%"/>
    </style:style>
    <style:style style:name="T24" style:family="text">
      <style:text-properties style:text-position="0% 100%"/>
    </style:style>
    <style:style style:name="T25" style:family="text">
      <style:text-properties style:text-position="0% 100%" fo:font-style="italic" style:text-underline-style="solid" style:text-underline-width="auto" style:text-underline-color="font-color" style:font-style-asian="italic" style:font-style-complex="italic"/>
    </style:style>
    <style:style style:name="T26" style:family="text">
      <style:text-properties fo:font-size="32pt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family="'Times New Roman'" style:font-family-generic="roman" style:font-pitch="variable" fo:font-size="32pt" fo:font-style="italic" style:font-style-asian="italic" style:font-style-complex="italic"/>
    </style:style>
    <style:style style:name="T28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SimSun" style:font-family-generic-asian="system" style:font-pitch-asian="variable" style:font-size-asian="32pt" style:font-style-asian="italic" style:font-weight-asian="normal" style:font-family-complex="Tahoma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'Times New Roman'" style:font-family-generic="roman" style:font-pitch="variable" fo:font-size="32pt" fo:font-style="italic" fo:text-shadow="none" style:text-underline-style="none" fo:font-weight="normal" style:letter-kerning="true" style:font-family-asian="SimSun" style:font-family-generic-asian="system" style:font-pitch-asian="variable" style:font-size-asian="32pt" style:font-style-asian="italic" style:font-weight-asian="normal" style:font-family-complex="Tahoma" style:font-family-generic-complex="system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800080" style:text-position="sub 58%"/>
    </style:style>
    <style:style style:name="T32" style:family="text">
      <style:text-properties fo:color="#800080" style:text-position="0% 100%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size="32pt" fo:font-weight="normal" style:font-weight-asian="normal" style:font-weight-complex="normal"/>
    </style:style>
    <style:style style:name="T35" style:family="text">
      <style:text-properties fo:color="#6b2394" fo:font-size="32pt"/>
    </style:style>
    <style:style style:name="T36" style:family="text">
      <style:text-properties fo:color="#6b2394" style:text-position="sub 58%" fo:font-size="32pt"/>
    </style:style>
    <style:style style:name="T37" style:family="text">
      <style:text-properties style:text-position="sub 58%" fo:font-size="32pt"/>
    </style:style>
    <style:style style:name="T38" style:family="text">
      <style:text-properties fo:color="#6b4794" fo:font-size="32pt"/>
    </style:style>
    <style:style style:name="T39" style:family="text">
      <style:text-properties fo:color="#6b4794" style:text-position="sub 58%" fo:font-size="32pt"/>
    </style:style>
    <style:style style:name="T40" style:family="text">
      <style:text-properties fo:color="#6b0094" fo:font-size="32pt"/>
    </style:style>
    <style:style style:name="T41" style:family="text">
      <style:text-properties fo:color="#6b0094" style:text-position="sub 58%" fo:font-size="32pt"/>
    </style:style>
    <style:style style:name="T42" style:family="text">
      <style:text-properties style:text-position="super 60%" fo:font-size="32pt" fo:font-weight="bold" style:font-weight-asian="bold" style:font-weight-complex="bold"/>
    </style:style>
    <style:style style:name="T43" style:family="text">
      <style:text-properties style:text-position="super 60%" fo:font-size="32pt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size="32pt" fo:font-style="italic" style:font-style-asian="italic" style:font-style-complex="italic"/>
    </style:style>
    <style:style style:name="T46" style:family="text">
      <style:text-properties fo:color="#6b0094"/>
    </style:style>
    <style:style style:name="T47" style:family="text">
      <style:text-properties fo:color="#6b0094" style:text-position="sub 58%"/>
    </style:style>
    <style:style style:name="T48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CMSS12" style:font-size-asian="32pt" style:font-style-asian="normal" style:font-weight-asian="normal" style:font-family-complex="CMSS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6b0094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CMSS12" style:font-size-asian="32pt" style:font-style-asian="normal" style:font-weight-asian="normal" style:font-family-complex="CMSS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6b0094" style:text-outline="false" style:text-line-through-style="none" style:text-position="sub 58%" fo:font-family="Arial" style:font-family-generic="swiss" style:font-pitch="variable" fo:font-size="32pt" fo:font-style="normal" fo:text-shadow="none" style:text-underline-style="none" fo:font-weight="normal" style:letter-kerning="true" style:font-family-asian="CMSS12" style:font-size-asian="32pt" style:font-style-asian="normal" style:font-weight-asian="normal" style:font-family-complex="CMSS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CMSS12" style:font-size-asian="32pt" style:font-style-asian="normal" style:font-weight-asian="normal" style:font-family-complex="CMSS1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/>
    </style:style>
    <style:style style:name="T53" style:family="text">
      <style:text-properties fo:color="#800080" fo:font-family="'Times New Roman'" style:font-family-generic="roman" style:font-pitch="variable" fo:font-style="italic" style:font-style-asian="italic" style:font-style-complex="italic"/>
    </style:style>
    <style:style style:name="T54" style:family="text">
      <style:text-properties style:use-window-font-color="tru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27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27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27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27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27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27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27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27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27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2" draw:layer="layout" svg:width="25.199cm" svg:height="3.256cm" svg:x="1.552cm" svg:y="8.783cm" presentation:class="title" presentation:user-transformed="true">
          <draw:text-box>
            <text:p text:style-name="P1"><text:span text:style-name="T1">Genif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8">
        <draw:frame presentation:style-name="pr1" draw:text-style-name="P4" draw:layer="layout" svg:width="25.199cm" svg:height="3.256cm" svg:x="1.399cm" svg:y="0.961cm" presentation:class="title" presentation:user-transformed="true">
          <draw:text-box>
            <text:p text:style-name="P3"><text:span text:style-name="T2">Simple English grammar</text:span><text:span text:style-name="T2"><text:line-break/></text:span><text:span text:style-name="T3">– categories</text:span></text:p>
          </draw:text-box>
        </draw:frame>
        <draw:frame draw:name="Object 1" draw:style-name="gr2" draw:layer="layout" svg:width="25.4cm" svg:height="12.725cm" svg:x="2.599cm" svg:y="5.633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layer="layout" svg:width="25.199cm" svg:height="3.507cm" svg:x="1.399cm" svg:y="0.836cm" presentation:class="title">
          <draw:text-box>
            <text:p>The grammar – 1</text:p>
          </draw:text-box>
        </draw:frame>
        <draw:frame presentation:style-name="pr4" draw:text-style-name="P5" draw:layer="layout" svg:width="12.296cm" svg:height="13.86cm" svg:x="1.399cm" svg:y="4.913cm" presentation:class="outline" presentation:user-transformed="true">
          <draw:text-box>
            <text:p text:style-name="P5">S → NP VP</text:p>
            <text:p text:style-name="P5">NP → D N</text:p>
            <text:p text:style-name="P5">NP → D A<text:span text:style-name="T4">+</text:span> N</text:p>
            <text:p text:style-name="P5">NP → NP PP</text:p>
            <text:p text:style-name="P5">NP → Pro</text:p>
            <text:p text:style-name="P5">NP → Name</text:p>
          </draw:text-box>
        </draw:frame>
        <draw:frame presentation:style-name="pr5" draw:layer="layout" svg:width="12.296cm" svg:height="13.609cm" svg:x="14.31cm" svg:y="4.913cm" presentation:class="outline" presentation:user-transformed="true">
          <draw:text-box>
            <text:p>VP → V NP</text:p>
            <text:p text:style-name="P5">VP → V</text:p>
            <text:p text:style-name="P5">VP → VP PP</text:p>
            <text:p text:style-name="P5">PP → P NP</text:p>
            <text:p>A<text:span text:style-name="T4">+</text:span> → A</text:p>
            <text:p>A<text:span text:style-name="T4">+</text:span> → A A<text:span text:style-name="T4">+</text:span></text:p>
          </draw:text-box>
        </draw:frame>
        <draw:frame presentation:style-name="pr6" draw:text-style-name="P6" draw:layer="layout" svg:width="24.809cm" svg:height="1.842cm" svg:x="1.688cm" svg:y="17.254cm" presentation:class="outline" presentation:user-transformed="true">
          <draw:text-box>
            <text:p text:style-name="P5"><text:span text:style-name="T5">( This English grammar is an example taken from Peter Novig's book </text:span><text:span text:style-name="T6">Paradigms of AI Programming, 1992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3" draw:layer="layout" svg:width="25.199cm" svg:height="3.507cm" svg:x="1.399cm" svg:y="0.836cm" presentation:class="title">
          <draw:text-box>
            <text:p>The grammar – 2</text:p>
          </draw:text-box>
        </draw:frame>
        <draw:frame presentation:style-name="pr7" draw:text-style-name="P5" draw:layer="layout" svg:width="11.024cm" svg:height="11.58cm" svg:x="1.399cm" svg:y="5.367cm" presentation:class="outline" presentation:user-transformed="true">
          <draw:text-box>
            <text:p text:style-name="P5"><text:span text:style-name="T7">Pro</text:span> → I| you| he| she| it| me| him| her</text:p>
            <text:p text:style-name="P5"><text:span text:style-name="T7">Name</text:span> → John| Mary</text:p>
            <text:p text:style-name="P5"><text:span text:style-name="T7">A</text:span> → big| little| old| young| blue| green| orange| perspicuous</text:p>
            <text:p text:style-name="P5"><text:span text:style-name="T7">D</text:span> → the| a| an</text:p>
          </draw:text-box>
        </draw:frame>
        <draw:frame presentation:style-name="pr8" draw:layer="layout" svg:width="12.296cm" svg:height="10.884cm" svg:x="14.31cm" svg:y="5.313cm" presentation:class="outline" presentation:user-transformed="true">
          <draw:text-box>
            <text:p><text:span text:style-name="T7">N</text:span> → man| woman| ball| table| orange| saw| saws| noun| verb</text:p>
            <text:p><text:span text:style-name="T7">P</text:span> → with| for| at| on| by| of| in</text:p>
            <text:p><text:span text:style-name="T7">V</text:span> → hit| took| saw| liked| saws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>
        <draw:frame presentation:style-name="pr3" draw:layer="layout" svg:width="25.199cm" svg:height="3.507cm" svg:x="1.399cm" svg:y="0.836cm" presentation:class="title">
          <draw:text-box>
            <text:p>Logic-based parsing</text:p>
          </draw:text-box>
        </draw:frame>
        <draw:frame presentation:style-name="pr9" draw:layer="layout" svg:width="25.199cm" svg:height="13.609cm" svg:x="1.399cm" svg:y="5.038cm" presentation:class="subtitle">
          <draw:text-box>
            <text:p text:style-name="P5"><text:span text:style-name="T8">[ This method is still under development, so you can ignore this slide for now ]</text:span></text:p>
            <text:p text:style-name="P5"><text:span text:style-name="T8"/></text:p>
            <text:p text:style-name="P5">Parsing can be performed logically by <text:span text:style-name="T7">forward-chaining</text:span>.</text:p>
            <text:p text:style-name="P5">For example, the <text:span text:style-name="T9">grammar</text:span> rule:</text:p>
            <text:p text:style-name="P5"><text:tab/><text:tab/>S → NP VP</text:p>
            <text:p text:style-name="P5">can be replaced by the <text:span text:style-name="T9">logical</text:span> rule:</text:p>
            <text:p text:style-name="P5"><text:tab/><text:tab/><text:span text:style-name="T10">s(X.Y) ← np(X) /\ vp(Y) /\ follow(X,Y)</text:span></text:p>
            <text:p text:style-name="P5"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draw:frame presentation:style-name="pr1" draw:layer="layout" svg:width="25.199cm" svg:height="3.256cm" svg:x="1.399cm" svg:y="0.961cm" presentation:class="title">
          <draw:text-box>
            <text:p>What is Geniform?</text:p>
          </draw:text-box>
        </draw:frame>
        <draw:frame presentation:style-name="pr9" draw:text-style-name="P5" draw:layer="layout" svg:width="25.199cm" svg:height="13.609cm" svg:x="1.399cm" svg:y="5.038cm" presentation:class="subtitle">
          <draw:text-box>
            <text:p text:style-name="P5">Geniform is based on only 2 ideas:</text:p>
            <text:p text:style-name="P5"/>
            <text:list text:style-name="L3">
              <text:list-item>
                <text:p text:style-name="P5">Concepts are represented as <text:span text:style-name="T7">function application</text:span></text:p>
              </text:list-item>
              <text:list-item>
                <text:p text:style-name="P5">If a sentence cannot be represented simply, use <text:span text:style-name="T7">reific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0">
        <draw:frame presentation:style-name="pr3" draw:layer="layout" svg:width="25.199cm" svg:height="3.507cm" svg:x="1.399cm" svg:y="0.836cm" presentation:class="title">
          <draw:text-box>
            <text:p>How to translate to Geniform – 1</text:p>
          </draw:text-box>
        </draw:frame>
        <draw:frame presentation:style-name="pr11" draw:text-style-name="P7" draw:layer="layout" svg:width="25.199cm" svg:height="13.86cm" svg:x="1.399cm" svg:y="4.913cm" presentation:class="subtitle">
          <draw:text-box>
            <text:p text:style-name="P5"><text:span text:style-name="T11">The following are translated to logical </text:span><text:span text:style-name="T12">constants</text:span><text:span text:style-name="T11">:</text:span></text:p>
            <text:list text:style-name="L1">
              <text:list-item>
                <text:p text:style-name="P5"><text:span text:style-name="T13"><text:s/></text:span><text:span text:style-name="T13">Pro</text:span></text:p>
              </text:list-item>
              <text:list-item>
                <text:p text:style-name="P5"><text:span text:style-name="T13"><text:s/></text:span><text:span text:style-name="T13">Name</text:span></text:p>
              </text:list-item>
              <text:list-item>
                <text:p text:style-name="P5"><text:span text:style-name="T13"><text:s/></text:span><text:span text:style-name="T13">N</text:span></text:p>
              </text:list-item>
            </text:list>
            <text:p text:style-name="P5"><text:span text:style-name="T11">For example:</text:span></text:p>
            <text:list text:continue-numbering="true" text:style-name="L1">
              <text:list-item>
                <text:p text:style-name="P5"><text:span text:style-name="T11"><text:s/>“</text:span><text:span text:style-name="T11">John” → </text:span><text:span text:style-name="T14">(john)</text:span><text:span text:style-name="T11"> <text:s text:c="8"/></text:span><text:span text:style-name="T15">(assume that John is unique)</text:span></text:p>
              </text:list-item>
              <text:list-item>
                <text:p text:style-name="P5"><text:span text:style-name="T11"><text:s/>“</text:span><text:span text:style-name="T11">table” → </text:span><text:span text:style-name="T14">(table</text:span><text:span text:style-name="T16">1</text:span><text:span text:style-name="T14">)</text:span></text:p>
              </text:list-item>
              <text:list-item>
                <text:p text:style-name="P5"><text:span text:style-name="T11"><text:s/>“</text:span><text:span text:style-name="T11">it” → </text:span><text:span text:style-name="T14">(it</text:span><text:span text:style-name="T16">1</text:span><text:span text:style-name="T14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draw:frame presentation:style-name="pr3" draw:layer="layout" svg:width="25.199cm" svg:height="3.507cm" svg:x="1.399cm" svg:y="0.236cm" presentation:class="title" presentation:user-transformed="true">
          <draw:text-box>
            <text:p>How to translate to Geniform – 2</text:p>
          </draw:text-box>
        </draw:frame>
        <draw:frame presentation:style-name="pr12" draw:text-style-name="P7" draw:layer="layout" svg:width="25.199cm" svg:height="16.459cm" svg:x="1.399cm" svg:y="3.613cm" presentation:class="subtitle" presentation:user-transformed="true">
          <draw:text-box>
            <text:p text:style-name="P5"><text:span text:style-name="T11">The following are translated to </text:span><text:span text:style-name="T12">combinators</text:span><text:span text:style-name="T11">:</text:span></text:p>
            <text:list text:style-name="L1">
              <text:list-item>
                <text:p text:style-name="P5"><text:span text:style-name="T13"><text:s/></text:span><text:span text:style-name="T13">A</text:span></text:p>
              </text:list-item>
              <text:list-item>
                <text:p text:style-name="P5"><text:span text:style-name="T13"><text:s/></text:span><text:span text:style-name="T13">D</text:span></text:p>
              </text:list-item>
              <text:list-item>
                <text:p text:style-name="P5"><text:span text:style-name="T13"><text:s/></text:span><text:span text:style-name="T13">P</text:span></text:p>
              </text:list-item>
              <text:list-item>
                <text:p text:style-name="P5"><text:span text:style-name="T13"><text:s/></text:span><text:span text:style-name="T13">V</text:span></text:p>
                <text:p text:style-name="P5"><text:span text:style-name="T11">For example:</text:span></text:p>
              </text:list-item>
            </text:list>
            <text:p text:style-name="P5"><text:span text:style-name="T11"><text:tab/></text:span><text:span text:style-name="T11">“</text:span><text:span text:style-name="T11">big” = </text:span><text:span text:style-name="T14">big()</text:span><text:span text:style-name="T11"> /1</text:span></text:p>
            <text:p text:style-name="P5"><text:span text:style-name="T11"><text:tab/></text:span><text:span text:style-name="T11">“</text:span><text:span text:style-name="T11">the” = </text:span><text:span text:style-name="T14">the()</text:span><text:span text:style-name="T11"> /1</text:span></text:p>
            <text:p text:style-name="P5"><text:span text:style-name="T11"><text:tab/></text:span><text:span text:style-name="T11">“</text:span><text:span text:style-name="T11">with” = </text:span><text:span text:style-name="T14">with()</text:span><text:span text:style-name="T11"> /2</text:span></text:p>
            <text:p text:style-name="P5"><text:span text:style-name="T11"><text:tab/></text:span><text:span text:style-name="T11">“</text:span><text:span text:style-name="T11">hit” = </text:span><text:span text:style-name="T14">hit()</text:span><text:span text:style-name="T11"> /1 or /2</text:span></text:p>
            <text:p text:style-name="P5"><text:span text:style-name="T11">where /n means the </text:span><text:span text:style-name="T17">arity</text:span><text:span text:style-name="T11"> is n, ie: <text:s/></text:span><text:span text:style-name="T14">big(*)</text:span><text:span text:style-name="T11">, </text:span><text:span text:style-name="T14">with(*,*)</text:span></text:p>
            <text:p text:style-name="P5"><text:span text:style-name="T14"/></text:p>
            <text:p text:style-name="P5"><text:span text:style-name="T18">( In reality, arities can be ignored. )</text:span></text:p>
          </draw:text-box>
        </draw:frame>
        <draw:custom-shape draw:style-name="gr3" draw:text-style-name="P8" draw:layer="layout" svg:width="5.982cm" svg:height="1.879cm" svg:x="12.46cm" svg:y="10.16cm">
          <text:p text:style-name="P3"><text:span text:style-name="T19">1 argument</text:span></text:p>
          <draw:enhanced-geometry svg:viewBox="0 0 21600 21600" draw:text-areas="800 800 20800 20800" draw:type="round-rectangular-callout" draw:modifiers="27719.3381246866 65673.1914893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8" draw:layer="layout" svg:width="5.982cm" svg:height="1.878cm" svg:x="20.015cm" svg:y="10.084cm">
          <text:p text:style-name="P3"><text:span text:style-name="T19">2 arguments</text:span></text:p>
          <draw:enhanced-geometry svg:viewBox="0 0 21600 21600" draw:text-areas="800 800 20800 20800" draw:type="round-rectangular-callout" draw:modifiers="16892.2614073207 64880.4683342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0">
        <draw:frame presentation:style-name="pr1" draw:layer="layout" svg:width="25.199cm" svg:height="3.256cm" svg:x="1.399cm" svg:y="0.961cm" presentation:class="title" presentation:user-transformed="true">
          <draw:text-box>
            <text:p>Subscripts</text:p>
          </draw:text-box>
        </draw:frame>
        <draw:frame presentation:style-name="pr9" draw:text-style-name="P5" draw:layer="layout" svg:width="25.199cm" svg:height="14.516cm" svg:x="1.399cm" svg:y="4.584cm" presentation:class="subtitle" presentation:user-transformed="true">
          <draw:text-box>
            <text:p text:style-name="P5">This concerns the problem of <text:span text:style-name="T7">reification</text:span> or <text:span text:style-name="T7">instantiation</text:span><text:span text:style-name="T2">.</text:span></text:p>
            <text:p text:style-name="P5"><text:span text:style-name="T2"/></text:p>
            <text:p text:style-name="P5"><text:span text:style-name="T2">eg: <text:s/>how to </text:span><text:span text:style-name="T20">reify</text:span><text:span text:style-name="T2"> “walk” in “John walks slowly”:</text:span></text:p>
            <text:p text:style-name="P5"><text:span text:style-name="T2"><text:tab/></text:span><text:span text:style-name="T2"><text:tab/></text:span><text:span text:style-name="T2">walk</text:span><text:span text:style-name="T21">1</text:span><text:span text:style-name="T2"> = walk(john)</text:span></text:p>
            <text:p text:style-name="P5"><text:span text:style-name="T2"><text:tab/></text:span><text:span text:style-name="T2"><text:tab/></text:span><text:span text:style-name="T2">slowly(walk</text:span><text:span text:style-name="T22">1</text:span><text:span text:style-name="T2">)</text:span></text:p>
            <text:p text:style-name="P5">Here walk<text:span text:style-name="T23">1</text:span> is a new logical constant.</text:p>
            <text:p text:style-name="P5">Note: <text:s/>walk<text:span text:style-name="T23">1</text:span> can be any unique constant name,</text:p>
            <text:p text:style-name="P5"><text:tab/><text:tab/> <text:s text:c="2"/>such as c<text:span text:style-name="T23">1234</text:span></text:p>
            <text:p text:style-name="P5"><text:span text:style-name="T24">The policy is: <text:s/></text:span><text:span text:style-name="T25">instantiate on dema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0">
        <draw:frame presentation:style-name="pr1" draw:layer="layout" svg:width="25.199cm" svg:height="3.256cm" svg:x="1.399cm" svg:y="0.961cm" presentation:class="title" presentation:user-transformed="true">
          <draw:text-box>
            <text:p>What is combinatory logic (CL)?</text:p>
          </draw:text-box>
        </draw:frame>
        <draw:frame presentation:style-name="pr13" draw:text-style-name="P7" draw:layer="layout" svg:width="25.199cm" svg:height="9.148cm" svg:x="1.399cm" svg:y="5.038cm" presentation:class="subtitle" presentation:user-transformed="true">
          <draw:text-box>
            <text:p text:style-name="P5"><text:span text:style-name="T11">The only operation in combinatory logic is </text:span><text:span text:style-name="T17">function</text:span><text:span text:style-name="T11"> </text:span><text:span text:style-name="T17">application</text:span><text:span text:style-name="T26">.</text:span></text:p>
            <text:p text:style-name="P5"><text:span text:style-name="T26"/></text:p>
            <text:p text:style-name="P5"><text:span text:style-name="T26">I</text:span><text:span text:style-name="T11">f </text:span><text:span text:style-name="T27">f</text:span><text:span text:style-name="T11"> is a function and </text:span><text:span text:style-name="T27">x</text:span><text:span text:style-name="T11"> is an argument, then:</text:span></text:p>
            <text:p text:style-name="P5"><text:span text:style-name="T27"><text:tab/></text:span><text:span text:style-name="T27"><text:tab/></text:span><text:span text:style-name="T27">(f <text:s/>x)</text:span></text:p>
            <text:p text:style-name="P5"><text:span text:style-name="T11">is the function application. <text:s/>For example:</text:span></text:p>
            <text:p text:style-name="P5"><text:span text:style-name="T27"><text:tab/></text:span><text:span text:style-name="T27"><text:tab/></text:span><text:span text:style-name="T27">(sin 180</text:span><text:span text:style-name="T28">°</text:span><text:span text:style-name="T27">) = sin(180</text:span><text:span text:style-name="T29">°</text:span><text:span text:style-name="T27">)</text:span></text:p>
          </draw:text-box>
        </draw:frame>
        <draw:custom-shape draw:style-name="gr3" draw:text-style-name="P8" draw:layer="layout" svg:width="5.636cm" svg:height="3.144cm" svg:x="2.53cm" svg:y="15.874cm">
          <text:p text:style-name="P3"><text:span text:style-name="T19">CL notation</text:span></text:p>
          <draw:enhanced-geometry svg:viewBox="0 0 21600 21600" draw:text-areas="800 800 20800 20800" draw:type="round-rectangular-callout" draw:modifiers="13955.5082490687 -9216.915739268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8" draw:layer="layout" svg:width="5.636cm" svg:height="3.144cm" svg:x="10.083cm" svg:y="15.951cm">
          <text:p text:style-name="P3"><text:span text:style-name="T19">FOL notation</text:span></text:p>
          <draw:enhanced-geometry svg:viewBox="0 0 21600 21600" draw:text-areas="800 800 20800 20800" draw:type="round-rectangular-callout" draw:modifiers="7345.60936668441 -9745.75516693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0">
        <draw:frame presentation:style-name="pr3" draw:layer="layout" svg:width="25.199cm" svg:height="3.507cm" svg:x="1.399cm" svg:y="0.836cm" presentation:class="title">
          <draw:text-box>
            <text:p>What is combinatory logic?</text:p>
          </draw:text-box>
        </draw:frame>
        <draw:frame presentation:style-name="pr11" draw:text-style-name="P7" draw:layer="layout" svg:width="25.199cm" svg:height="13.86cm" svg:x="1.399cm" svg:y="4.913cm" presentation:class="subtitle">
          <draw:text-box>
            <text:p text:style-name="P5"><text:span text:style-name="T11">Combinatory logic is a </text:span><text:span text:style-name="T13">Term-Rewriting System</text:span><text:span text:style-name="T11"> (TRS).</text:span></text:p>
            <text:p text:style-name="P5"><text:span text:style-name="T11"/></text:p>
            <text:p text:style-name="P5"><text:span text:style-name="T13">Rewrite rules</text:span><text:span text:style-name="T11"> describe how to transform a complex term into a simpler term, eg:</text:span></text:p>
            <text:p text:style-name="P5"><text:span text:style-name="T11"><text:tab/></text:span><text:span text:style-name="T11"><text:tab/></text:span><text:span text:style-name="T11">(+ 1 1) → 2</text:span></text:p>
            <text:p text:style-name="P5"><text:span text:style-name="T11"><text:tab/></text:span><text:span text:style-name="T11"><text:tab/></text:span><text:span text:style-name="T11">(sin 180</text:span><text:span text:style-name="T29">°</text:span><text:span text:style-name="T11">) → 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0">
        <draw:frame presentation:style-name="pr3" draw:text-style-name="P9" draw:layer="layout" svg:width="25.199cm" svg:height="3.507cm" svg:x="1.399cm" svg:y="0.836cm" presentation:class="title">
          <draw:text-box>
            <text:p><text:span text:style-name="T2">Some common combinators</text:span></text:p>
          </draw:text-box>
        </draw:frame>
        <draw:frame presentation:style-name="pr11" draw:text-style-name="P7" draw:layer="layout" svg:width="25.199cm" svg:height="13.86cm" svg:x="1.399cm" svg:y="4.913cm" presentation:class="subtitle" presentation:user-transformed="true">
          <draw:text-box>
            <text:p text:style-name="P5"><text:span text:style-name="T15">( Actually, they are not needed for the present application. )</text:span></text:p>
            <text:p text:style-name="P5"><text:span text:style-name="T11"/></text:p>
            <text:p text:style-name="P5"><text:span text:style-name="T11"><text:tab/></text:span><text:span text:style-name="T11"><text:tab/></text:span><text:span text:style-name="T11"><text:tab/></text:span><text:span text:style-name="T13">I</text:span><text:span text:style-name="T11"> x → x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(“identity”)</text:span></text:p>
            <text:p text:style-name="P5"><text:span text:style-name="T11"><text:tab/></text:span><text:span text:style-name="T11"><text:tab/></text:span><text:span text:style-name="T11"><text:tab/></text:span><text:span text:style-name="T13">K</text:span><text:span text:style-name="T11"> x y → x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(“constant”)</text:span></text:p>
            <text:p text:style-name="P5"><text:span text:style-name="T11"><text:tab/></text:span><text:span text:style-name="T11"><text:tab/></text:span><text:span text:style-name="T11"><text:tab/></text:span><text:span text:style-name="T13">S</text:span><text:span text:style-name="T11"> x y z → x z (y z)</text:span></text:p>
            <text:p text:style-name="P5"><text:span text:style-name="T11"><text:tab/></text:span><text:span text:style-name="T11"><text:tab/></text:span><text:span text:style-name="T11"><text:tab/></text:span><text:span text:style-name="T13">B</text:span><text:span text:style-name="T11"> f g x → f (g x)</text:span><text:span text:style-name="T11"><text:tab/></text:span><text:span text:style-name="T11"><text:tab/></text:span><text:span text:style-name="T11"><text:tab/></text:span><text:span text:style-name="T11">(“composition”)</text:span></text:p>
            <text:p text:style-name="P5"><text:span text:style-name="T11"><text:tab/></text:span><text:span text:style-name="T11"><text:tab/></text:span><text:span text:style-name="T11"><text:tab/></text:span><text:span text:style-name="T13">W</text:span><text:span text:style-name="T11"> f x → f x x</text:span></text:p>
            <text:p text:style-name="P5"><text:span text:style-name="T11"><text:tab/></text:span><text:span text:style-name="T11"><text:tab/></text:span><text:span text:style-name="T11"><text:tab/></text:span><text:span text:style-name="T13">C</text:span><text:span text:style-name="T11"> f x y → f y x</text:span><text:span text:style-name="T11"><text:tab/></text:span><text:span text:style-name="T11"><text:tab/></text:span><text:span text:style-name="T11"><text:tab/></text:span><text:span text:style-name="T11"><text:tab/></text:span><text:span text:style-name="T11">(“permutation”)</text:span></text:p>
            <text:p text:style-name="P5"><text:span text:style-name="T11"><text:tab/></text:span><text:span text:style-name="T11"><text:tab/></text:span><text:span text:style-name="T11"><text:tab/></text:span><text:span text:style-name="T13">E</text:span><text:span text:style-name="T11"> x y → y x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(“exponentiation”)</text:span></text:p>
            <text:p text:style-name="P5"><text:span text:style-name="T11"/></text:p>
            <text:p text:style-name="P5"><text:span text:style-name="T15">( When in doubt, please refer to this </text:span><text:span text:style-name="T15"><text:a xlink:href="http://en.wikipedia.org/wiki/Combinatory_logic">Wikipedia article</text:a></text:span><text:span text:style-name="T15"> on combinatory logic. 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0">
        <draw:frame presentation:style-name="pr3" draw:layer="layout" svg:width="25.199cm" svg:height="3.507cm" svg:x="1.399cm" svg:y="0.836cm" presentation:class="title">
          <draw:text-box>
            <text:p>Programming tip</text:p>
          </draw:text-box>
        </draw:frame>
        <draw:frame presentation:style-name="pr11" draw:text-style-name="P5" draw:layer="layout" svg:width="25.199cm" svg:height="13.86cm" svg:x="1.399cm" svg:y="4.913cm" presentation:class="subtitle">
          <draw:text-box>
            <text:p text:style-name="P5">When coding semantics generation, each grammatical constituent (eg NP, VP, etc) should be associated with a <text:span text:style-name="T7">main term</text:span> and a <text:span text:style-name="T30">set</text:span> of <text:span text:style-name="T7">ancillary statements</text:span>.</text:p>
            <text:p text:style-name="P5"/>
            <text:p text:style-name="P5">For example: <text:s/>“the boy” is an NP associated with:</text:p>
            <text:p text:style-name="P5">1. the main term: <text:s/><text:span text:style-name="T10">(boy</text:span><text:span text:style-name="T31">1</text:span><text:span text:style-name="T32">)</text:span> <text:s text:c="2"/>+</text:p>
            <text:p text:style-name="P5">2. the set of ancillary statements:</text:p>
            <text:p text:style-name="P5"><text:tab/><text:tab/><text:tab/>{ <text:span text:style-name="T10">(the boy</text:span><text:span text:style-name="T31">1</text:span><text:span text:style-name="T10">) </text:span>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0">
        <draw:frame presentation:style-name="pr3" draw:layer="layout" svg:width="25.199cm" svg:height="3.507cm" svg:x="1.399cm" svg:y="0.836cm" presentation:class="title">
          <draw:text-box>
            <text:p>How to translate <text:span text:style-name="T33">single</text:span> terms</text:p>
          </draw:text-box>
        </draw:frame>
        <draw:frame presentation:style-name="pr11" draw:text-style-name="P10" draw:layer="layout" svg:width="25.199cm" svg:height="13.86cm" svg:x="1.399cm" svg:y="4.913cm" presentation:class="subtitle">
          <draw:text-box>
            <text:p><text:span text:style-name="T11">As I told you in slides 7 and 8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0">
        <draw:frame presentation:style-name="pr1" draw:layer="layout" svg:width="25.199cm" svg:height="3.256cm" svg:x="1.399cm" svg:y="0.961cm" presentation:class="title" presentation:user-transformed="true">
          <draw:text-box>
            <text:p>How to translate <text:span text:style-name="T33">compound</text:span> terms</text:p>
          </draw:text-box>
        </draw:frame>
        <draw:frame presentation:style-name="pr9" draw:text-style-name="P7" draw:layer="layout" svg:width="25.199cm" svg:height="14.145cm" svg:x="1.399cm" svg:y="4.77cm" presentation:class="subtitle" presentation:user-transformed="true">
          <draw:text-box>
            <text:p text:style-name="P5"><text:span text:style-name="T11">If the rule is: <text:s/></text:span><text:span text:style-name="T13">NP ← D N</text:span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the ball”, <text:s/>“a girl”</text:span></text:p>
            <text:p text:style-name="P5"><text:span text:style-name="T11">1. <text:s/>retain N as the main term; <text:s/>and</text:span></text:p>
            <text:p text:style-name="P5"><text:span text:style-name="T11">2. <text:s/>add an ancillary statement (</text:span><text:span text:style-name="T34">D</text:span><text:span text:style-name="T11"> N)</text:span></text:p>
            <text:p text:style-name="P5"><text:span text:style-name="T11"/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3">D</text:span><text:span text:style-name="T11"> = </text:span><text:span text:style-name="T14">(the)</text:span><text:span text:style-name="T11">, <text:s/></text:span><text:span text:style-name="T13">N</text:span><text:span text:style-name="T11"> = </text:span><text:span text:style-name="T14">(ball</text:span><text:span text:style-name="T16">1</text:span><text:span text:style-name="T14">)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13">NP</text:span><text:span text:style-name="T11"> = </text:span><text:span text:style-name="T35">ball</text:span><text:span text:style-name="T36">1</text:span><text:span text:style-name="T37"> </text:span><text:span text:style-name="T11">+ { </text:span><text:span text:style-name="T38">(the ball</text:span><text:span text:style-name="T39">1</text:span><text:span text:style-name="T38">)</text:span><text:span text:style-name="T11"> }</text:span></text:p>
            <text:p text:style-name="P5"><text:span text:style-name="T11"/></text:p>
            <text:p text:style-name="P5"><text:span text:style-name="T11"><text:s/></text:span><text:span text:style-name="T11"><text:tab/></text:span><text:span text:style-name="T11"><text:tab/></text:span><text:span text:style-name="T11"><text:tab/></text:span><text:span text:style-name="T11"><text:tab/></text:span><text:span text:style-name="T13">D</text:span><text:span text:style-name="T11"> = </text:span><text:span text:style-name="T35">(a)</text:span><text:span text:style-name="T11">, <text:s/></text:span><text:span text:style-name="T13">N</text:span><text:span text:style-name="T11"> = </text:span><text:span text:style-name="T38">(girl</text:span><text:span text:style-name="T39">1</text:span><text:span text:style-name="T38">)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13">NP</text:span><text:span text:style-name="T11"> = </text:span><text:span text:style-name="T35">girl</text:span><text:span text:style-name="T36">1</text:span><text:span text:style-name="T11">, { </text:span><text:span text:style-name="T40">(a girl</text:span><text:span text:style-name="T41">1</text:span><text:span text:style-name="T40">) </text:span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0">
        <draw:frame presentation:style-name="pr1" draw:layer="layout" svg:width="25.199cm" svg:height="3.256cm" svg:x="1.399cm" svg:y="0.961cm" presentation:class="title" presentation:user-transformed="true">
          <draw:text-box>
            <text:p>How to translate – 4</text:p>
          </draw:text-box>
        </draw:frame>
        <draw:frame presentation:style-name="pr9" draw:text-style-name="P7" draw:layer="layout" svg:width="25.199cm" svg:height="14.145cm" svg:x="1.4cm" svg:y="4.772cm">
          <draw:text-box>
            <text:p text:style-name="P5"><text:span text:style-name="T11">If the rule is: <text:s/></text:span><text:span text:style-name="T13">NP' ← NP PP</text:span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an orange on the table”</text:span></text:p>
            <text:p text:style-name="P5"><text:span text:style-name="T11">1. <text:s/>main term = (NP)</text:span></text:p>
            <text:p text:style-name="P5"><text:span text:style-name="T11">2. <text:s/>add ancillary statement: <text:s/>(PP NP)</text:span></text:p>
            <text:p text:style-name="P5"><text:span text:style-name="T11"/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an orange on the table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40">orange</text:span><text:span text:style-name="T41">1</text:span><text:span text:style-name="T11"> <text:s text:c="3"/>+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/text:span><text:span text:style-name="T11">{ </text:span><text:span text:style-name="T40">(an orange</text:span><text:span text:style-name="T41">1</text:span><text:span text:style-name="T40">),</text:span></text:p>
            <text:p text:style-name="P5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<text:s text:c="2"/></text:span><text:span text:style-name="T40">(on table</text:span><text:span text:style-name="T41">1</text:span><text:span text:style-name="T40"> orange</text:span><text:span text:style-name="T41">1</text:span><text:span text:style-name="T40">),</text:span></text:p>
            <text:p text:style-name="P5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<text:s text:c="2"/></text:span><text:span text:style-name="T40">(the table</text:span><text:span text:style-name="T41">1</text:span><text:span text:style-name="T40">) </text:span><text:span text:style-name="T11"><text:s/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0">
        <draw:frame presentation:style-name="pr1" draw:layer="layout" svg:width="25.199cm" svg:height="3.256cm" svg:x="1.399cm" svg:y="0.961cm" presentation:class="title" presentation:user-transformed="true">
          <draw:text-box>
            <text:p>How to translate – 5</text:p>
          </draw:text-box>
        </draw:frame>
        <draw:frame presentation:style-name="pr9" draw:text-style-name="P7" draw:layer="layout" svg:width="25.199cm" svg:height="13.609cm" svg:x="1.4cm" svg:y="5.039cm">
          <draw:text-box>
            <text:p text:style-name="P5"><text:span text:style-name="T11">If the rule is: <text:s/></text:span><text:span text:style-name="T13">A</text:span><text:span text:style-name="T42">+</text:span><text:span text:style-name="T13">' ← A A</text:span><text:span text:style-name="T42">+</text:span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sad little”,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“</text:span><text:span text:style-name="T11">teeny weeny yellow”</text:span></text:p>
            <text:p text:style-name="P5"><text:span text:style-name="T11">main term = { A, A</text:span><text:span text:style-name="T43">+ <text:s/></text:span><text:span text:style-name="T11">}</text:span></text:p>
            <text:p text:style-name="P5"><text:span text:style-name="T11"/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sad little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11">{ </text:span><text:span text:style-name="T40">(sad), (little) </text:span><text:span text:style-name="T11">}</text:span></text:p>
            <text:p text:style-name="P5"><text:span text:style-name="T11"/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“</text:span><text:span text:style-name="T11">teeny weeny yellow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11">{ </text:span><text:span text:style-name="T40">(teeny), (weeny), (yellow) </text:span><text:span text:style-name="T11">}</text:span></text:p>
          </draw:text-box>
        </draw:frame>
        <draw:custom-shape draw:style-name="gr3" draw:text-style-name="P12" draw:layer="layout" svg:width="5.634cm" svg:height="5.341cm" svg:x="20.775cm" svg:y="8.379cm">
          <text:p text:style-name="P3"><text:span text:style-name="T44">we need</text:span></text:p>
          <text:p text:style-name="P3"><text:span text:style-name="T44">&gt; 1 main</text:span></text:p>
          <text:p text:style-name="P3"><text:span text:style-name="T44">terms</text:span></text:p>
          <text:p text:style-name="P3"><text:span text:style-name="T44">here</text:span></text:p>
          <draw:enhanced-geometry svg:viewBox="0 0 21600 21600" draw:text-areas="800 800 20800 20800" draw:type="round-rectangular-callout" draw:modifiers="-30052.1739130435 7532.90902283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0">
        <draw:frame presentation:style-name="pr1" draw:layer="layout" svg:width="25.199cm" svg:height="3.256cm" svg:x="1.399cm" svg:y="0.961cm" presentation:class="title" presentation:user-transformed="true">
          <draw:text-box>
            <text:p>How to translate – 6</text:p>
          </draw:text-box>
        </draw:frame>
        <draw:frame presentation:style-name="pr9" draw:text-style-name="P7" draw:layer="layout" svg:width="25.762cm" svg:height="15.862cm" svg:x="1.302cm" svg:y="4.062cm">
          <draw:text-box>
            <text:p text:style-name="P5"><text:span text:style-name="T11">If the rule is: <text:s/></text:span><text:span text:style-name="T13">NP ← D A</text:span><text:span text:style-name="T42">+</text:span><text:span text:style-name="T13"> N</text:span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a teeny weeny yellow bikini”</text:span></text:p>
            <text:p text:style-name="P5"><text:span text:style-name="T11">main term = (N)</text:span></text:p>
            <text:p text:style-name="P5"><text:span text:style-name="T11">add ancillary statements: (D N), (A</text:span><text:span text:style-name="T43">+</text:span><text:span text:style-name="T11"> N)</text:span></text:p>
            <text:p text:style-name="P5"><text:span text:style-name="T11"/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a teeny weeny yellow bikini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40">(bikini</text:span><text:span text:style-name="T41">1</text:span><text:span text:style-name="T40">)</text:span><text:span text:style-name="T11"> <text:s/>+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{ </text:span><text:span text:style-name="T40">(a biniki</text:span><text:span text:style-name="T41">1</text:span><text:span text:style-name="T40">),</text:span></text:p>
            <text:p text:style-name="P5"><text:span text:style-name="T40"><text:tab/></text:span><text:span text:style-name="T40"><text:tab/></text:span><text:span text:style-name="T40"><text:tab/></text:span><text:span text:style-name="T40"><text:tab/></text:span><text:span text:style-name="T40"> <text:s text:c="5"/></text:span><text:span text:style-name="T40">(teeny bikini</text:span><text:span text:style-name="T41">1</text:span><text:span text:style-name="T40">),</text:span></text:p>
            <text:p text:style-name="P5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<text:s/></text:span><text:span text:style-name="T40">(weeny bikini</text:span><text:span text:style-name="T41">1</text:span><text:span text:style-name="T40">),</text:span></text:p>
            <text:p text:style-name="P5"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<text:s/></text:span><text:span text:style-name="T40">(yellow bikini</text:span><text:span text:style-name="T41">1</text:span><text:span text:style-name="T40">)</text:span><text:span text:style-name="T11"> <text:s/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draw:frame presentation:style-name="pr1" draw:layer="layout" svg:width="25.199cm" svg:height="3.256cm" svg:x="1.399cm" svg:y="0.361cm" presentation:class="title" presentation:user-transformed="true">
          <draw:text-box>
            <text:p>How to translate – 7</text:p>
          </draw:text-box>
        </draw:frame>
        <draw:frame presentation:style-name="pr9" draw:text-style-name="P7" draw:layer="layout" svg:width="25.762cm" svg:height="16.677cm" svg:x="1.4cm" svg:y="3.606cm">
          <draw:text-box>
            <text:p text:style-name="P5"><text:span text:style-name="T11">If the rule is: <text:s/></text:span><text:span text:style-name="T13">VP ← V NP</text:span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loves Mary”,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“</text:span><text:span text:style-name="T11">kicked the bucket”</text:span></text:p>
            <text:p text:style-name="P5"><text:span text:style-name="T11">main term = (V NP)</text:span></text:p>
            <text:p text:style-name="P5"><text:span text:style-name="T11">add ancillary statements for tense specification</text:span></text:p>
            <text:p text:style-name="P5"><text:span text:style-name="T11"/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loves Mary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40">(love</text:span><text:span text:style-name="T41">1</text:span><text:span text:style-name="T40"> mary)</text:span><text:span text:style-name="T11"> <text:s/>+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{ </text:span><text:span text:style-name="T40">(present-tense love</text:span><text:span text:style-name="T41">1</text:span><text:span text:style-name="T40">)</text:span><text:span text:style-name="T11"> }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“</text:span><text:span text:style-name="T11">kicked the bucket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40">(kick</text:span><text:span text:style-name="T41">1</text:span><text:span text:style-name="T40"> bucket</text:span><text:span text:style-name="T41">1</text:span><text:span text:style-name="T40">)</text:span><text:span text:style-name="T11"> <text:s/>+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{ </text:span><text:span text:style-name="T40">(past-tense kick</text:span><text:span text:style-name="T41">1</text:span><text:span text:style-name="T40">)</text:span><text:span text:style-name="T11">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0">
        <draw:frame presentation:style-name="pr1" draw:layer="layout" svg:width="25.199cm" svg:height="3.256cm" svg:x="1.399cm" svg:y="0.961cm" presentation:class="title" presentation:user-transformed="true">
          <draw:text-box>
            <text:p>How to translate – 8</text:p>
          </draw:text-box>
        </draw:frame>
        <draw:frame presentation:style-name="pr9" draw:text-style-name="P7" draw:layer="layout" svg:width="25.762cm" svg:height="14.025cm" svg:x="1.4cm" svg:y="4.832cm">
          <draw:text-box>
            <text:p text:style-name="P5"><text:span text:style-name="T11">If the rule is: <text:s/></text:span><text:span text:style-name="T13">VP' ← VP PP</text:span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sleeps with Mary”,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“</text:span><text:span text:style-name="T11">walks into the bedroom”</text:span></text:p>
            <text:p text:style-name="P5"><text:span text:style-name="T11">main term = (VP) <text:s text:c="7"/></text:span><text:span text:style-name="T5">(remains the same)</text:span></text:p>
            <text:p text:style-name="P5"><text:span text:style-name="T11">add ancillary statement: <text:s/>(PP VP)</text:span></text:p>
            <text:p text:style-name="P5"><text:span text:style-name="T11"/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sleeps with mary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40">(sleep</text:span><text:span text:style-name="T41">1</text:span><text:span text:style-name="T40">)</text:span><text:span text:style-name="T11"> <text:s/>+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{ </text:span><text:span text:style-name="T40">(with mary sleep</text:span><text:span text:style-name="T41">1</text:span><text:span text:style-name="T40">)</text:span><text:span text:style-name="T11"> }</text:span></text:p>
            <text:p text:style-name="P5"><text:span text:style-name="T19"/></text:p>
            <text:p text:style-name="P5"><text:span text:style-name="T19">[ tense is ignored here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0">
        <draw:frame presentation:style-name="pr1" draw:layer="layout" svg:width="25.199cm" svg:height="3.256cm" svg:x="1.399cm" svg:y="0.461cm" presentation:class="title" presentation:user-transformed="true">
          <draw:text-box>
            <text:p>How to translate – 9</text:p>
          </draw:text-box>
        </draw:frame>
        <draw:frame presentation:style-name="pr9" draw:text-style-name="P7" draw:layer="layout" svg:width="25.762cm" svg:height="16.677cm" svg:x="1.4cm" svg:y="3.506cm">
          <draw:text-box>
            <text:p text:style-name="P5"><text:span text:style-name="T11">If the rule is: <text:s/></text:span><text:span text:style-name="T13">S ← NP VP</text:span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It rains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“</text:span><text:span text:style-name="T11">John sleeps with Mary”,</text:span></text:p>
            <text:p text:style-name="P5"><text:span text:style-name="T11">main term = (VP NP)</text:span></text:p>
            <text:p text:style-name="P5"><text:span text:style-name="T45">merge</text:span><text:span text:style-name="T11"> ancillary statements of both constituents</text:span></text:p>
            <text:p text:style-name="P5"><text:span text:style-name="T11"/></text:p>
            <text:p text:style-name="P5"><text:span text:style-name="T11"><text:tab/></text:span><text:span text:style-name="T11">eg:</text:span><text:span text:style-name="T11"><text:tab/></text:span><text:span text:style-name="T11"><text:tab/></text:span><text:span text:style-name="T11">“It rains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40">(rain</text:span><text:span text:style-name="T41">1</text:span><text:span text:style-name="T40"> it</text:span><text:span text:style-name="T41">1</text:span><text:span text:style-name="T40">)</text:span><text:span text:style-name="T11"> <text:s text:c="2"/>+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{ </text:span><text:span text:style-name="T40">(present_tense rain</text:span><text:span text:style-name="T41">1</text:span><text:span text:style-name="T40">)</text:span><text:span text:style-name="T11"> }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“</text:span><text:span text:style-name="T11">John sleeps with Mary”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→ </text:span><text:span text:style-name="T40">(sleep</text:span><text:span text:style-name="T41">1</text:span><text:span text:style-name="T40"> john)</text:span><text:span text:style-name="T11"> <text:s/>+</text:span></text:p>
            <text:p text:style-name="P5"><text:span text:style-name="T11"><text:tab/></text:span><text:span text:style-name="T11">{ </text:span><text:span text:style-name="T40">(present_tense sleep</text:span><text:span text:style-name="T41">1</text:span><text:span text:style-name="T40">), (with sleep</text:span><text:span text:style-name="T41">1</text:span><text:span text:style-name="T40"> mary)</text:span><text:span text:style-name="T11">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0">
        <draw:frame presentation:style-name="pr1" draw:layer="layout" svg:width="25.199cm" svg:height="3.256cm" svg:x="1.399cm" svg:y="0.961cm" presentation:class="title">
          <draw:text-box>
            <text:p>Full example (complete output)</text:p>
          </draw:text-box>
        </draw:frame>
        <draw:frame presentation:style-name="pr9" draw:text-style-name="P5" draw:layer="layout" svg:width="25.199cm" svg:height="13.609cm" svg:x="1.499cm" svg:y="5.038cm" presentation:class="subtitle" presentation:user-transformed="true">
          <draw:text-box>
            <text:p text:style-name="P5">“John loves Mary” <text:s/>yields:</text:p>
            <text:p text:style-name="P5"/>
            <text:p text:style-name="P5"><text:tab/><text:span text:style-name="T46">(love</text:span><text:span text:style-name="T47">1</text:span><text:span text:style-name="T46"> john mary)</text:span> + </text:p>
            <text:p text:style-name="P5"><text:tab/>{ <text:span text:style-name="T46">(present_tense love</text:span><text:span text:style-name="T47">1</text:span><text:span text:style-name="T46">)</text:span> }</text:p>
            <text:p text:style-name="P5"/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0">
        <draw:frame presentation:style-name="pr1" draw:layer="layout" svg:width="25.199cm" svg:height="3.256cm" svg:x="1.399cm" svg:y="0.961cm" presentation:class="title" presentation:user-transformed="true">
          <draw:text-box>
            <text:p>Full example 2</text:p>
          </draw:text-box>
        </draw:frame>
        <draw:frame presentation:style-name="pr9" draw:text-style-name="P14" draw:layer="layout" svg:width="25.199cm" svg:height="13.992cm" svg:x="1.399cm" svg:y="4.847cm" presentation:class="subtitle" presentation:user-transformed="true">
          <draw:text-box>
            <text:p text:style-name="P13"><text:span text:style-name="T48">“</text:span><text:span text:style-name="T48">The woman hit the man with a little green ball.”</text:span></text:p>
            <text:p text:style-name="P13"><text:span text:style-name="T48"/></text:p>
            <text:p text:style-name="P13"><text:span text:style-name="T48"><text:tab/></text:span><text:span text:style-name="T49">(hit</text:span><text:span text:style-name="T50">1</text:span><text:span text:style-name="T49"> woman</text:span><text:span text:style-name="T50">1</text:span><text:span text:style-name="T49"> man</text:span><text:span text:style-name="T50">1</text:span><text:span text:style-name="T49">)</text:span><text:span text:style-name="T48"> <text:s/>+</text:span></text:p>
            <text:p text:style-name="P13"><text:span text:style-name="T48"><text:tab/></text:span><text:span text:style-name="T48">{ </text:span><text:span text:style-name="T49">(the woman</text:span><text:span text:style-name="T50">1</text:span><text:span text:style-name="T49">),</text:span></text:p>
            <text:p text:style-name="P13"><text:span text:style-name="T49"><text:tab/></text:span><text:span text:style-name="T49"> <text:s/></text:span><text:span text:style-name="T49">(the man</text:span><text:span text:style-name="T50">1</text:span><text:span text:style-name="T49">),</text:span></text:p>
            <text:p text:style-name="P13"><text:span text:style-name="T49"><text:tab/></text:span><text:span text:style-name="T49"> <text:s/></text:span><text:span text:style-name="T49">(with hit</text:span><text:span text:style-name="T50">1</text:span><text:span text:style-name="T49"> ball</text:span><text:span text:style-name="T50">1</text:span><text:span text:style-name="T49">),</text:span></text:p>
            <text:p text:style-name="P13"><text:span text:style-name="T49"><text:tab/></text:span><text:span text:style-name="T49"> <text:s/></text:span><text:span text:style-name="T49">(a ball</text:span><text:span text:style-name="T50">1</text:span><text:span text:style-name="T49">),</text:span></text:p>
            <text:p text:style-name="P13"><text:span text:style-name="T49"><text:tab/></text:span><text:span text:style-name="T49"> <text:s/></text:span><text:span text:style-name="T49">(little ball</text:span><text:span text:style-name="T50">1</text:span><text:span text:style-name="T49">),</text:span></text:p>
            <text:p text:style-name="P13"><text:span text:style-name="T49"><text:tab/></text:span><text:span text:style-name="T49"> <text:s/></text:span><text:span text:style-name="T49">(green ball</text:span><text:span text:style-name="T50">1</text:span><text:span text:style-name="T49">)</text:span><text:span text:style-name="T51"> </text:span><text:span text:style-name="T48"><text:s/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0">
        <draw:frame presentation:style-name="pr1" draw:layer="layout" svg:width="25.199cm" svg:height="3.256cm" svg:x="1.399cm" svg:y="0.961cm" presentation:class="title">
          <draw:text-box>
            <text:p>Full example 3</text:p>
          </draw:text-box>
        </draw:frame>
        <draw:frame presentation:style-name="pr9" draw:text-style-name="P5" draw:layer="layout" svg:width="25.199cm" svg:height="15.258cm" svg:x="1.399cm" svg:y="4.214cm" presentation:class="subtitle" presentation:user-transformed="true">
          <draw:text-box>
            <text:p text:style-name="P5">“The woman hit the man with a little green ball on the table.”</text:p>
            <text:p text:style-name="P5"/>
            <text:p text:style-name="P13"><text:span text:style-name="T51"><text:tab/></text:span><text:span text:style-name="T49">(hit</text:span><text:span text:style-name="T50">1</text:span><text:span text:style-name="T49"> woman</text:span><text:span text:style-name="T50">1</text:span><text:span text:style-name="T49"> man</text:span><text:span text:style-name="T50">1</text:span><text:span text:style-name="T49">)</text:span><text:span text:style-name="T51"> <text:s/>+</text:span></text:p>
            <text:p text:style-name="P13"><text:span text:style-name="T51"><text:tab/></text:span><text:span text:style-name="T51">{ </text:span><text:span text:style-name="T49">(the woman</text:span><text:span text:style-name="T50">1</text:span><text:span text:style-name="T49">),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 (on ball</text:span><text:span text:style-name="T50">1 </text:span><text:span text:style-name="T49">table</text:span><text:span text:style-name="T50">1</text:span><text:span text:style-name="T49">),</text:span></text:p>
            <text:p text:style-name="P13"><text:span text:style-name="T49"><text:tab/></text:span><text:span text:style-name="T49"> <text:s/></text:span><text:span text:style-name="T49">(the man</text:span><text:span text:style-name="T50">1</text:span><text:span text:style-name="T49">),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 (the table</text:span><text:span text:style-name="T50">1</text:span><text:span text:style-name="T49">) </text:span><text:span text:style-name="T51"><text:s/>}</text:span></text:p>
            <text:p text:style-name="P13"><text:span text:style-name="T49"><text:tab/></text:span><text:span text:style-name="T49"> <text:s/></text:span><text:span text:style-name="T49">(with hit</text:span><text:span text:style-name="T50">1</text:span><text:span text:style-name="T49"> ball</text:span><text:span text:style-name="T50">1</text:span><text:span text:style-name="T49">),</text:span></text:p>
            <text:p text:style-name="P13"><text:span text:style-name="T49"><text:tab/></text:span><text:span text:style-name="T49"> <text:s/></text:span><text:span text:style-name="T49">(a ball</text:span><text:span text:style-name="T50">1</text:span><text:span text:style-name="T49">),</text:span></text:p>
            <text:p text:style-name="P13"><text:span text:style-name="T49"><text:tab/></text:span><text:span text:style-name="T49"> <text:s/></text:span><text:span text:style-name="T49">(little ball</text:span><text:span text:style-name="T50">1</text:span><text:span text:style-name="T49">),</text:span></text:p>
            <text:p text:style-name="P13"><text:span text:style-name="T49"><text:tab/></text:span><text:span text:style-name="T49"> <text:s/></text:span><text:span text:style-name="T49">(green ball</text:span><text:span text:style-name="T50">1</text:span><text:span text:style-name="T49">)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0">
        <draw:frame presentation:style-name="pr1" draw:layer="layout" svg:width="25.199cm" svg:height="3.256cm" svg:x="1.399cm" svg:y="0.961cm" presentation:class="title">
          <draw:text-box>
            <text:p>Geniform to Prolog</text:p>
          </draw:text-box>
        </draw:frame>
        <draw:frame presentation:style-name="pr9" draw:text-style-name="P5" draw:layer="layout" svg:width="25.199cm" svg:height="13.609cm" svg:x="1.399cm" svg:y="5.038cm" presentation:class="subtitle" presentation:user-transformed="true">
          <draw:text-box>
            <text:p text:style-name="P5">As I said before, Geniform has only 2 tricks: <text:span text:style-name="T7">function application</text:span> and <text:span text:style-name="T7">reification</text:span>. <text:s/>Both can be readily translated into Prolog.</text:p>
            <text:p text:style-name="P5"/>
            <text:p text:style-name="P5"><text:span text:style-name="T9">“</text:span><text:span text:style-name="T9">Prolog is first-order, how could it encode Geniform?”</text:span></text:p>
            <text:p text:style-name="P5">Prolog can be tricked into accepting HOL because it does not make a strict distinction between <text:span text:style-name="T7">functions</text:span> and <text:span text:style-name="T7">predicates</text:span> – they're both called <text:span text:style-name="T7">functors</text:span>.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0">
        <draw:frame presentation:style-name="pr1" draw:layer="layout" svg:width="25.199cm" svg:height="3.256cm" svg:x="1.399cm" svg:y="0.961cm" presentation:class="title">
          <draw:text-box>
            <text:p>Geniform to Prolog</text:p>
          </draw:text-box>
        </draw:frame>
        <draw:frame presentation:style-name="pr9" draw:layer="layout" svg:width="25.199cm" svg:height="15.411cm" svg:x="1.399cm" svg:y="4.138cm" presentation:class="subtitle" presentation:user-transformed="true">
          <draw:text-box>
            <text:p text:style-name="P5">Consider this example with reification:</text:p>
            <text:p text:style-name="P5"><text:tab/>“John walk slowly”</text:p>
            <text:p text:style-name="P5"><text:tab/>= <text:span text:style-name="T10">(walk</text:span><text:span text:style-name="T31">1</text:span><text:span text:style-name="T10"> john), (slowly walk</text:span><text:span text:style-name="T31">1</text:span><text:span text:style-name="T10">)</text:span></text:p>
            <text:p text:style-name="P5"/>
            <text:p text:style-name="P5">The trick is to <text:span text:style-name="T9">expand</text:span>:</text:p>
            <text:p text:style-name="P5"><text:tab/><text:span text:style-name="T10">(walk</text:span><text:span text:style-name="T31">1</text:span><text:span text:style-name="T10"> john)</text:span></text:p>
            <text:p text:style-name="P5">to a set of 3 statements:</text:p>
            <text:p text:style-name="P5"><text:tab/><text:span text:style-name="T10">(walk john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52">1. simple form</text:span></text:p>
            <text:p text:style-name="P5"><text:span text:style-name="T10"><text:tab/></text:span><text:span text:style-name="T10">(walk</text:span><text:span text:style-name="T31">1</text:span><text:span text:style-name="T10"> john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52">2. reified form</text:span></text:p>
            <text:p text:style-name="P5"><text:tab/><text:span text:style-name="T10">(reify walk walk</text:span><text:span text:style-name="T31">1</text:span><text:span text:style-name="T10">)</text:span><text:span text:style-name="T10"><text:tab/></text:span><text:span text:style-name="T10"><text:tab/></text:span><text:span text:style-name="T10"><text:tab/></text:span><text:span text:style-name="T10"><text:tab/></text:span><text:span text:style-name="T52">3. “bridge”</text:span></text:p>
            <text:p text:style-name="P5"><text:span text:style-name="T10"/></text:p>
          </draw:text-box>
        </draw:frame>
        <draw:custom-shape draw:style-name="gr4" draw:text-style-name="P3" draw:layer="layout" svg:width="0.853cm" svg:height="3.633cm" svg:x="1.3cm" svg:y="14.1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0">
        <draw:frame presentation:style-name="pr1" draw:layer="layout" svg:width="25.199cm" svg:height="3.256cm" svg:x="1.399cm" svg:y="0.961cm" presentation:class="title">
          <draw:text-box>
            <text:p>Genifrom to Prolog</text:p>
          </draw:text-box>
        </draw:frame>
        <draw:frame presentation:style-name="pr9" draw:layer="layout" svg:width="25.199cm" svg:height="13.609cm" svg:x="1.399cm" svg:y="5.038cm" presentation:class="subtitle">
          <draw:text-box>
            <text:p text:style-name="P5">In general we expand:</text:p>
            <text:p text:style-name="P5"><text:tab/><text:span text:style-name="T10">(fn </text:span><text:span text:style-name="T53">arguments</text:span><text:span text:style-name="T10">)</text:span></text:p>
            <text:p text:style-name="P5">to</text:p>
            <text:p text:style-name="P5"><text:tab/><text:span text:style-name="T10">(fn </text:span><text:span text:style-name="T53">arguments</text:span><text:span text:style-name="T10">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52">simple form</text:span></text:p>
            <text:p text:style-name="P5"><text:span text:style-name="T10"><text:tab/></text:span><text:span text:style-name="T10">(fn</text:span><text:span text:style-name="T31">1</text:span><text:span text:style-name="T10"> </text:span><text:span text:style-name="T53">arguments</text:span><text:span text:style-name="T10">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52">reified form</text:span></text:p>
            <text:p text:style-name="P5"><text:span text:style-name="T10"><text:tab/></text:span><text:span text:style-name="T10">(reify fn fn</text:span><text:span text:style-name="T31">1</text:span><text:span text:style-name="T10">)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52">bridge</text:span></text:p>
            <text:p text:style-name="P5"><text:span text:style-name="T52"/></text:p>
            <text:p text:style-name="P5"><text:span text:style-name="T52">The simple form is needed when we want to make a simple query (eg, </text:span><text:span text:style-name="T54">“Is john walking [at all]?”</text:span><text:span text:style-name="T52">)</text:span></text:p>
          </draw:text-box>
        </draw:frame>
        <draw:custom-shape draw:style-name="gr4" draw:text-style-name="P3" draw:layer="layout" svg:width="0.807cm" svg:height="3.497cm" svg:x="1.524cm" svg:y="10.0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Sky-Custom1" xlink:href="Pictures/100000000000043B0000032CBC6ABCEE.png" xlink:type="simple" xlink:show="embed" xlink:actuate="onLoad"/>
    <draw:fill-image draw:name="Sky-Custom2" xlink:href="Pictures/100000000000043B0000032CA9A890B5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gradient-name="Square_20_yellow_2f_white" draw:fill-image-name="Sky-Custom1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gradient-name="Square_20_yellow_2f_white" draw:fill-image-name="Sky-Custom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4-26T10:48:30.34</meta:creation-date>
    <meta:editing-duration>PT105H01M28S</meta:editing-duration>
    <meta:editing-cycles>37</meta:editing-cycles>
    <dc:date>2010-06-07T12:05:17.48</dc:date>
    <dc:creator>King Yin Yan</dc:creator>
    <meta:generator>OpenOffice.org/3.2$Win32 OpenOffice.org_project/320m12$Build-9483</meta:generator>
    <meta:document-statistic meta:object-count="1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1in"/>
    </style:style>
    <style:style style:name="co3" style:family="table-column">
      <style:table-column-properties fo:break-before="auto" style:column-width="1.954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Examples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string">
            <text:p>sentence</text:p>
          </table:table-cell>
          <table:table-cell office:value-type="string">
            <text:p>John likes Mary.</text:p>
          </table:table-cell>
        </table:table-row>
        <table:table-row table:style-name="ro1">
          <table:table-cell office:value-type="string">
            <text:p>NP</text:p>
          </table:table-cell>
          <table:table-cell office:value-type="string">
            <text:p>noun phrase</text:p>
          </table:table-cell>
          <table:table-cell office:value-type="string">
            <text:p>John; a blue table</text:p>
          </table:table-cell>
        </table:table-row>
        <table:table-row table:style-name="ro1">
          <table:table-cell office:value-type="string">
            <text:p>VP</text:p>
          </table:table-cell>
          <table:table-cell office:value-type="string">
            <text:p>verb phrase</text:p>
          </table:table-cell>
          <table:table-cell office:value-type="string">
            <text:p>likes Mary; hit the ball</text:p>
          </table:table-cell>
        </table:table-row>
        <table:table-row table:style-name="ro1">
          <table:table-cell office:value-type="string">
            <text:p>PP</text:p>
          </table:table-cell>
          <table:table-cell office:value-type="string">
            <text:p>prepositional phrase</text:p>
          </table:table-cell>
          <table:table-cell office:value-type="string">
            <text:p>to Mary; with the man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djective</text:p>
          </table:table-cell>
          <table:table-cell office:value-type="string">
            <text:p>little; blue</text:p>
          </table:table-cell>
        </table:table-row>
        <table:table-row table:style-name="ro1">
          <table:table-cell office:value-type="string">
            <text:p>A+</text:p>
          </table:table-cell>
          <table:table-cell office:value-type="string">
            <text:p>a list of one or more adjectives</text:p>
          </table:table-cell>
          <table:table-cell office:value-type="string">
            <text:p>little r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eterminer</text:p>
          </table:table-cell>
          <table:table-cell office:value-type="string">
            <text:p>the; a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string">
            <text:p>noun</text:p>
          </table:table-cell>
          <table:table-cell office:value-type="string">
            <text:p>ball; table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proper name</text:p>
          </table:table-cell>
          <table:table-cell office:value-type="string">
            <text:p>John; Mary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string">
            <text:p>preposition</text:p>
          </table:table-cell>
          <table:table-cell office:value-type="string">
            <text:p>to; with</text:p>
          </table:table-cell>
        </table:table-row>
        <table:table-row table:style-name="ro1">
          <table:table-cell office:value-type="string">
            <text:p>Pro</text:p>
          </table:table-cell>
          <table:table-cell office:value-type="string">
            <text:p>pronoun</text:p>
          </table:table-cell>
          <table:table-cell office:value-type="string">
            <text:p>you; me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string">
            <text:p>verb</text:p>
          </table:table-cell>
          <table:table-cell office:value-type="string">
            <text:p>liked; hit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04/27/2010</text:date>, <text:time>08:3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